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text-properties officeooo:rsid="003b8468" officeooo:paragraph-rsid="003b8468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507ad" officeooo:paragraph-rsid="00187875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823e7" style:font-size-asian="12pt" style:font-weight-asian="normal" style:font-size-complex="12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823e7" officeooo:paragraph-rsid="002823e7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507ad" officeooo:paragraph-rsid="001507ad" style:font-size-asian="12pt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line-height="150%" fo:text-align="end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paragraph-rsid="00187875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7193e" officeooo:paragraph-rsid="0017193e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87875" officeooo:paragraph-rsid="00187875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12" style:family="paragraph" style:parent-style-name="Text_20_body" style:master-page-name="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 style:page-number="auto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Arial" fo:font-size="14pt" fo:letter-spacing="normal" fo:language="ru" fo:country="RU" fo:font-style="normal" fo:font-weight="bold" officeooo:rsid="001a7832" officeooo:paragraph-rsid="001a7832" style:font-size-asian="14pt" style:font-weight-asian="bold" style:font-size-complex="14pt" style:font-weight-complex="bold"/>
    </style:style>
    <style:style style:name="P14" style:family="paragraph" style:parent-style-name="Just_5f_Text">
      <style:text-properties officeooo:paragraph-rsid="002d29bf"/>
    </style:style>
    <style:style style:name="P15" style:family="paragraph" style:parent-style-name="Just_5f_Text">
      <style:text-properties officeooo:paragraph-rsid="002e14f6"/>
    </style:style>
    <style:style style:name="P16" style:family="paragraph" style:parent-style-name="Just_5f_Text">
      <style:text-properties officeooo:rsid="002e14f6" officeooo:paragraph-rsid="002e14f6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officeooo:paragraph-rsid="00369d8f"/>
    </style:style>
    <style:style style:name="P18" style:family="paragraph" style:parent-style-name="Text_20_body">
      <style:text-properties officeooo:paragraph-rsid="002cd39b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1507ad" officeooo:paragraph-rsid="00187875" style:font-weight-asian="bold" style:font-weight-complex="bold"/>
    </style:style>
    <style:style style:name="P20" style:family="paragraph" style:parent-style-name="Code" style:list-style-name="L7"/>
    <style:style style:name="P21" style:family="paragraph" style:parent-style-name="Heading_20_1" style:list-style-name="">
      <style:text-properties officeooo:paragraph-rsid="003955a1"/>
    </style:style>
    <style:style style:name="P22" style:family="paragraph" style:parent-style-name="Heading_20_1">
      <style:paragraph-properties fo:break-before="page"/>
      <style:text-properties officeooo:paragraph-rsid="003955a1"/>
    </style:style>
    <style:style style:name="P23" style:family="paragraph" style:parent-style-name="Just_5f_Text" style:list-style-name="L7"/>
    <style:style style:name="P24" style:family="paragraph" style:parent-style-name="Just_5f_Text" style:list-style-name="L8"/>
    <style:style style:name="P25" style:family="paragraph" style:parent-style-name="Just_5f_Text" style:list-style-name="L9">
      <style:text-properties officeooo:rsid="002e14f6" officeooo:paragraph-rsid="002e14f6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507ad" officeooo:paragraph-rsid="00369d8f" style:font-size-asian="12pt" style:font-size-complex="12pt"/>
    </style:style>
    <style:style style:name="P27" style:family="paragraph" style:parent-style-name="Text_20_body" style:list-style-name="L1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29" style:family="paragraph" style:parent-style-name="Text_20_body" style:list-style-name="L3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30" style:family="paragraph" style:parent-style-name="Text_20_body" style:list-style-name="L4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31" style:family="paragraph" style:parent-style-name="Text_20_body" style:list-style-name="L5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32" style:family="paragraph" style:parent-style-name="Text_20_body" style:list-style-name="L6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62734" officeooo:paragraph-rsid="00262734" style:font-size-asian="12pt" style:font-weight-asian="normal" style:font-size-complex="12pt" style:font-weight-complex="normal"/>
    </style:style>
    <style:style style:name="P33" style:family="paragraph" style:parent-style-name="Text_20_body" style:list-style-name="L7">
      <loext:graphic-properties draw:fill-gradient-name="gradient" draw:fill-hatch-name="hatch"/>
      <style:paragraph-properties fo:line-height="150%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823e7" officeooo:paragraph-rsid="002823e7" style:font-size-asian="12pt" style:font-weight-asian="normal" style:font-size-complex="12pt" style:font-weight-complex="normal"/>
    </style:style>
    <style:style style:name="P34" style:family="paragraph" style:parent-style-name="Text_20_body" style:list-style-name="L7">
      <loext:graphic-properties draw:fill-gradient-name="gradient" draw:fill-hatch-name="hatch"/>
      <style:paragraph-properties fo:line-height="150%" fo:orphans="2" fo:widows="2"/>
      <style:text-properties fo:font-size="12pt" fo:language="ru" fo:country="RU" officeooo:paragraph-rsid="002823e7" style:font-size-asian="12pt" style:font-size-complex="12pt"/>
    </style:style>
    <style:style style:name="T1" style:family="text">
      <style:text-properties officeooo:rsid="001507ad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87875" style:font-size-asian="12pt" style:font-size-complex="12pt"/>
    </style:style>
    <style:style style:name="T4" style:family="text">
      <style:text-properties officeooo:rsid="00150f3b"/>
    </style:style>
    <style:style style:name="T5" style:family="text">
      <style:text-properties officeooo:rsid="00187875"/>
    </style:style>
    <style:style style:name="T6" style:family="text">
      <style:text-properties fo:language="ru" fo:country="RU" style:font-weight-asian="bold" style:font-weight-complex="bold"/>
    </style:style>
    <style:style style:name="T7" style:family="text">
      <style:text-properties fo:language="ru" fo:country="RU" officeooo:rsid="002e14f6" style:font-weight-asian="bold" style:font-weight-complex="bold"/>
    </style:style>
    <style:style style:name="T8" style:family="text">
      <style:text-properties style:font-style-asian="normal" style:font-weight-asian="normal" style:font-style-complex="normal" style:font-weight-complex="normal"/>
    </style:style>
    <style:style style:name="T9" style:family="text">
      <style:text-properties officeooo:rsid="00262734"/>
    </style:style>
    <style:style style:name="T10" style:family="text">
      <style:text-properties style:font-name="Times New Roman1" fo:language="ru" fo:country="RU"/>
    </style:style>
    <style:style style:name="T11" style:family="text">
      <style:text-properties officeooo:rsid="002e14f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Федеральное</text:span> государственное бюджетное образовательное учреждение</text:p>
      <text:p text:style-name="P11">высшего профессионального образования</text:p>
      <text:p text:style-name="P11">«Новосибирский государственный технический университет»</text:p>
      <text:p text:style-name="P9">Факультет автоматики <text:span text:style-name="T5">и вычислительной техники</text:span></text:p>
      <text:p text:style-name="P10">Отчет по лабораторной работе №1</text:p>
      <text:p text:style-name="P10">по дисциплине «<text:span text:style-name="T4">Программирование</text:span>»</text:p>
      <text:p text:style-name="P19">Разработка классов, создание конструкторов и деструкторов</text:p>
      <text:p text:style-name="P19"/>
      <text:p text:style-name="P8">Факультет: АВТФ</text:p>
      <text:p text:style-name="P8">Группа: <text:span text:style-name="T1">ДТ-360а</text:span></text:p>
      <text:p text:style-name="P8">Выполнил: <text:span text:style-name="T1">Мачача И.В.</text:span></text:p>
      <text:p text:style-name="P8">Проверил: <text:span text:style-name="T1">Балакин В.В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Новосибирск</text:p>
      <text:p text:style-name="P17"><text:span text:style-name="T2">20</text:span><text:span text:style-name="T3">24</text:span><text:span text:style-name="T2"> г.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Contents_20_1"><text:a xlink:type="simple" xlink:href="#__RefHeading___Toc504_1946317688" text:style-name="Index_20_Link" text:visited-style-name="Index_20_Link">Цель Работы:<text:tab/>3</text:a></text:p>
          <text:p text:style-name="Contents_20_1"><text:a xlink:type="simple" xlink:href="#__RefHeading___Toc613_1946317688" text:style-name="Index_20_Link" text:visited-style-name="Index_20_Link">Задание:<text:tab/>3</text:a></text:p>
          <text:p text:style-name="Contents_20_1"><text:a xlink:type="simple" xlink:href="#__RefHeading___Toc615_1946317688" text:style-name="Index_20_Link" text:visited-style-name="Index_20_Link">Реализация:<text:tab/>4</text:a></text:p>
          <text:p text:style-name="Contents_20_1"><text:a xlink:type="simple" xlink:href="#__RefHeading___Toc617_1946317688" text:style-name="Index_20_Link" text:visited-style-name="Index_20_Link">Демонстрационная программа:<text:tab/>6</text:a></text:p>
          <text:p text:style-name="Contents_20_1"><text:a xlink:type="simple" xlink:href="#__RefHeading___Toc619_1946317688" text:style-name="Index_20_Link" text:visited-style-name="Index_20_Link">Исходный код:<text:tab/>7</text:a></text:p>
          <text:p text:style-name="Contents_20_1"><text:a xlink:type="simple" xlink:href="#__RefHeading___Toc621_1946317688" text:style-name="Index_20_Link" text:visited-style-name="Index_20_Link">Выводы:<text:tab/>9</text:a></text:p>
        </text:index-body>
      </text:table-of-content>
      <text:h text:style-name="P21" text:outline-level="1"/>
      <text:h text:style-name="P22" text:outline-level="1" text:is-list-header="true"><text:bookmark-start text:name="__RefHeading___Toc504_1946317688"/>Цель Работы:<text:bookmark-end text:name="__RefHeading___Toc504_1946317688"/></text:h>
      <text:p text:style-name="P2">Изучить структуру класса, механизм создания и использования, описание членов-данных класса и методов доступа к ним, возможность инициализации объектов класса с помощью конструкторов и уничтожение их с помощью деструкторов.</text:p>
      <text:h text:style-name="Heading_20_1" text:outline-level="1"><text:bookmark-start text:name="__RefHeading___Toc613_1946317688"/><text:span text:style-name="T9">З</text:span>ада<text:span text:style-name="T9">ние</text:span>:<text:bookmark-end text:name="__RefHeading___Toc613_1946317688"/></text:h>
      <text:p text:style-name="P3">В данной работе требуется реализовать класс для работы со временем. Класс должен включать следующие поля:</text:p>
      <text:list xml:id="list4005700578" text:style-name="L1">
        <text:list-item>
          <text:p text:style-name="P27">Часы;</text:p>
        </text:list-item>
        <text:list-item>
          <text:p text:style-name="P27">Минуты;</text:p>
        </text:list-item>
        <text:list-item>
          <text:p text:style-name="P27">Секунды</text:p>
        </text:list-item>
        <text:list-item>
          <text:p text:style-name="P27">Напоминание о событии, для которого требуется динамическое выделение памяти.</text:p>
        </text:list-item>
      </text:list>
      <text:p text:style-name="P4">Необходимо реализовать следуюище компоненты:</text:p>
      <text:list xml:id="list1897537497" text:style-name="L2">
        <text:list-item>
          <text:p text:style-name="P28">Конструкторы:</text:p>
        </text:list-item>
      </text:list>
      <text:list xml:id="list2033300024" text:style-name="L3">
        <text:list-item>
          <text:p text:style-name="P29">Конструктор по умолчанию;</text:p>
        </text:list-item>
        <text:list-item>
          <text:p text:style-name="P29">Конструктор с параметрами;</text:p>
        </text:list-item>
        <text:list-item>
          <text:p text:style-name="P29">Конструктор копирования.</text:p>
        </text:list-item>
      </text:list>
      <text:list xml:id="list231741138780496" text:continue-list="list1897537497" text:style-name="L2">
        <text:list-item>
          <text:p text:style-name="P28">Деструктор:</text:p>
        </text:list-item>
      </text:list>
      <text:list xml:id="list3471459088" text:style-name="L4">
        <text:list-item>
          <text:p text:style-name="P30">Освобождает динамически выделенную память.</text:p>
        </text:list-item>
      </text:list>
      <text:list xml:id="list231740502557634" text:continue-list="list231741138780496" text:style-name="L2">
        <text:list-item>
          <text:p text:style-name="P28">Методы класса:</text:p>
        </text:list-item>
      </text:list>
      <text:list xml:id="list3961840171" text:style-name="L5">
        <text:list-item>
          <text:p text:style-name="P31">Методы для изменения значений времени;</text:p>
        </text:list-item>
        <text:list-item>
          <text:p text:style-name="P31">Методы для вывода значений;</text:p>
        </text:list-item>
        <text:list-item>
          <text:p text:style-name="P31">Перегрузка операторов для сложения двух объектов времени.</text:p>
        </text:list-item>
      </text:list>
      <text:list xml:id="list231741859263775" text:continue-list="list231740502557634" text:style-name="L2">
        <text:list-item>
          <text:p text:style-name="P28">Демонстрационная программа:</text:p>
        </text:list-item>
      </text:list>
      <text:list xml:id="list982052335" text:style-name="L6">
        <text:list-item>
          <text:p text:style-name="P32">Продемонстрировать работу класса в отладчике;</text:p>
        </text:list-item>
        <text:list-item>
          <text:p text:style-name="P32">Обратить внимание на то, как вызываются конструкторы и деструктор;</text:p>
        </text:list-item>
        <text:list-item>
          <text:p text:style-name="P32">Проанализировать размер программы с отладочной информацией и без неё.</text:p>
        </text:list-item>
      </text:list>
      <text:h text:style-name="Heading_20_1" text:outline-level="1"><text:bookmark-start text:name="__RefHeading___Toc615_1946317688"/><text:soft-page-break/>Реализация:<text:bookmark-end text:name="__RefHeading___Toc615_1946317688"/></text:h>
      <text:p text:style-name="P5">монстрировать работу класса в о</text:p>
      <text:list xml:id="list147641856" text:style-name="L7">
        <text:list-item>
          <text:p text:style-name="P33">Конструктор по умолчанию</text:p>
          <text:p text:style-name="P33">Конструктор по умолчанию инициализирует объект класса значениями по умолчанию: часы, минуты и секунды устанавливаются в 0, а память для строки напоминания выделяется и инициализируется пустой строкой.</text:p>
        </text:list-item>
      </text:list>
      <text:p text:style-name="Code">Time() : hours(0), minutes(0), seconds(0), reminder(nullptr) {</text:p>
      <text:p text:style-name="Code"><text:tab/>reminder = new char[1];</text:p>
      <text:p text:style-name="Code"><text:tab/>reminder[0] = '\0';</text:p>
      <text:p text:style-name="Code">}</text:p>
      <text:p text:style-name="P6"><text:tab/>Этот конструктор необходим для создания объекта класса без передачи параметров. <text:tab/>Он используется, когда заранее неизвестно, какие значения времени будут <text:tab/>установлены для объекта.</text:p>
      <text:list xml:id="list231741765443607" text:continue-numbering="true" text:style-name="L7">
        <text:list-item>
          <text:p text:style-name="P33">Конструктор с параметрами</text:p>
          <text:p text:style-name="P33">Этот конструктор позволяет создать объект времени с указанными значениями для часов, минут, секунд и напоминания. Динамически выделяется память для строки напоминания, и она копируется из переданного параметра.</text:p>
        </text:list-item>
      </text:list>
      <text:p text:style-name="Code">Time(int h, int m, int s, const char* rem)</text:p>
      <text:p text:style-name="Code"><text:s text:c="4"/><text:tab/><text:tab/>: hours(h), minutes(m), seconds(s), reminder(nullptr) {</text:p>
      <text:p text:style-name="Code"><text:s text:c="2"/><text:tab/><text:tab/>reminder = new char[strlen(rem) + 1];</text:p>
      <text:p text:style-name="Code"><text:s text:c="2"/><text:tab/><text:tab/>strcpy(reminder, rem);</text:p>
      <text:p text:style-name="Code">}</text:p>
      <text:p text:style-name="P6"><text:tab/>Этот конструктор используется для инициализации объекта с конкретными <text:tab/>значениями.</text:p>
      <text:list xml:id="list231740269548440" text:continue-numbering="true" text:style-name="L7">
        <text:list-item>
          <text:p text:style-name="P33">Конструктор копирования</text:p>
          <text:p text:style-name="P33">Конструктор копирования создает копию объекта времени. Важным аспектом является то, что строка напоминания копируется в отдельную динамически выделенную область памяти, чтобы избежать проблемы "глубокого копирования" указателей.</text:p>
          <text:list>
            <text:list-header>
              <text:p text:style-name="P20">Time(const Time&amp; other)</text:p>
              <text:p text:style-name="P20"><text:s text:c="4"/><text:tab/>: hours(other.hours), minutes(other.minutes), seconds(other.seconds) {</text:p>
              <text:p text:style-name="P20"><text:s text:c="4"/><text:tab/>reminder = new char[strlen(other.reminder) + 1];</text:p>
              <text:p text:style-name="P20"><text:s/><text:tab/>strcpy(reminder, other.reminder);</text:p>
              <text:p text:style-name="P20">}</text:p>
            </text:list-header>
          </text:list>
        </text:list-item>
      </text:list>
      <text:p text:style-name="P18"><text:tab/><text:span text:style-name="T10">Конструктор копирования нужен для создания нового объекта на основе уже <text:tab/>существующего.</text:span></text:p>
      <text:list xml:id="list231741376814626" text:continue-numbering="true" text:style-name="L7">
        <text:list-item>
          <text:p text:style-name="P33"><text:soft-page-break/>Деструктор</text:p>
          <text:p text:style-name="P23">Деструктор отвечает за освобождение памяти, выделенной для строки напоминания.</text:p>
        </text:list-item>
      </text:list>
      <text:p text:style-name="Code">Time::~Time() {</text:p>
      <text:p text:style-name="Code"><text:tab/>delete[] reminder;</text:p>
      <text:p text:style-name="Code">}</text:p>
      <text:p text:style-name="P14"><text:tab/>Он автоматически вызывается при уничтожении объекта и гарантирует корректное <text:tab/>освобождение динамически выделенной памяти, предотвращая утечки памяти.</text:p>
      <text:list xml:id="list231740737403360" text:continue-numbering="true" text:style-name="L7">
        <text:list-item>
          <text:p text:style-name="P34">Методы изменения и получения значений</text:p>
          <text:p text:style-name="P34">Класс предоставляет методы для установки и получения значений времени. Методы setTime(), setHours(), setMinutes(), setSeconds() обеспечивают возможность изменения полей класса, а методы getHours(), getMinutes(), getSeconds() позволяют получить текущие значения.</text:p>
          <text:p text:style-name="P34"/>
          <text:p text:style-name="P34">Пример методов для установки значений:</text:p>
          <text:p text:style-name="P20">Time&amp; Time::setHours(int h) {</text:p>
          <text:p text:style-name="P20"><text:s text:c="4"/>hours = h;</text:p>
          <text:p text:style-name="P20"><text:s text:c="4"/>return *this;</text:p>
          <text:p text:style-name="P20">}</text:p>
          <text:p text:style-name="P20"/>
          <text:p text:style-name="P20">Time&amp; Time::setMinutes(int m) {</text:p>
          <text:p text:style-name="P20"><text:s text:c="4"/>minutes = m;</text:p>
          <text:p text:style-name="P20"><text:s text:c="4"/>return *this;</text:p>
          <text:p text:style-name="P20">}</text:p>
          <text:p text:style-name="P20"/>
          <text:p text:style-name="P20">Time&amp; Time::setSeconds(int s) {</text:p>
          <text:p text:style-name="P20"><text:s text:c="4"/>seconds = s;</text:p>
          <text:p text:style-name="P20"><text:s text:c="4"/>return *this;</text:p>
          <text:p text:style-name="P20">}</text:p>
        </text:list-item>
      </text:list>
      <text:p text:style-name="P6"/>
      <text:list xml:id="list231740222773642" text:continue-numbering="true" text:style-name="L7">
        <text:list-item>
          <text:p text:style-name="P33">Перегрузка оператора сложения</text:p>
          <text:p text:style-name="P33">Оператор += перегружен для сложения двух объектов времени. При этом осуществляется перевод всех значений в секунды, вычисление общего количества секунд, а затем обратное преобразование в часы, минуты и секунды.</text:p>
        </text:list-item>
      </text:list>
      <text:p text:style-name="Code">Time&amp; operator+=(const Time&amp; other) {</text:p>
      <text:p text:style-name="Code"><text:s text:c="4"/>int total_seconds = (hours + other.hours) * 3600 +</text:p>
      <text:p text:style-name="Code"><text:s text:c="24"/>(minutes + other.minutes) * 60 +</text:p>
      <text:p text:style-name="Code"><text:s text:c="24"/>(seconds + other.seconds);</text:p>
      <text:p text:style-name="Code"><text:s text:c="4"/>hours = total_seconds / 3600;</text:p>
      <text:p text:style-name="Code"><text:s text:c="4"/>minutes = (total_seconds % 3600) / 60;</text:p>
      <text:p text:style-name="Code"><text:s text:c="4"/>seconds = total_seconds % 60;</text:p>
      <text:p text:style-name="Code"><text:soft-page-break/><text:s text:c="4"/>return *this;</text:p>
      <text:p text:style-name="Code">}</text:p>
      <text:p text:style-name="P6"><text:tab/>Оператор + реализован через оператор +=.</text:p>
      <text:p text:style-name="P13"/>
      <text:h text:style-name="Heading_20_1" text:outline-level="1"><text:bookmark-start text:name="__RefHeading___Toc617_1946317688"/>Демонстрационная программа:<text:bookmark-end text:name="__RefHeading___Toc617_1946317688"/></text:h>
      <text:p text:style-name="Just_5f_Text">Для демонстрации работы класса и всех его методов создана программа. Она создает несколько объектов класса Time, инициализирует их с различными значениями, выводит на экран, демонстрирует работу перегрузки операторов и методы изменения значений.</text:p>
      <text:p text:style-name="Just_5f_Text"/>
      <text:p text:style-name="Just_5f_Text">Пример кода демонстрации:</text:p>
      <text:p text:style-name="Code">int main() {</text:p>
      <text:p text:style-name="Code"><text:s text:c="4"/>// Creating Time objects using different constructors</text:p>
      <text:p text:style-name="Code"><text:s text:c="4"/>Time t1; <text:s/>// 00:00:00 by default</text:p>
      <text:p text:style-name="Code"><text:s text:c="4"/>Time t2(2, 30, 45);</text:p>
      <text:p text:style-name="Code"><text:s text:c="4"/>Time t3(1, 45, 30, "Meeting reminder");</text:p>
      <text:p text:style-name="Code"/>
      <text:p text:style-name="Code"><text:s text:c="4"/>std::cout &lt;&lt; "Initial Times:\n";</text:p>
      <text:p text:style-name="Code"><text:s text:c="4"/>t1.display();</text:p>
      <text:p text:style-name="Code"><text:s text:c="4"/>t2.display();</text:p>
      <text:p text:style-name="Code"><text:s text:c="4"/>t3.display();</text:p>
      <text:p text:style-name="Code"/>
      <text:p text:style-name="Code"><text:s text:c="4"/>// Using custom literals</text:p>
      <text:p text:style-name="Code"><text:s text:c="4"/>Time t4 = 15_sec;</text:p>
      <text:p text:style-name="Code"><text:s text:c="4"/>Time t5 = 2_min + 15_sec;</text:p>
      <text:p text:style-name="Code"><text:s text:c="4"/>Time t6 = 1_hour + 30_min + 45_sec;</text:p>
      <text:p text:style-name="Code"/>
      <text:p text:style-name="Code"><text:s text:c="4"/>std::cout &lt;&lt; "\nTimes created with literals:\n";</text:p>
      <text:p text:style-name="Code"><text:s text:c="4"/>t4.display();</text:p>
      <text:p text:style-name="Code"><text:s text:c="4"/>t5.display();</text:p>
      <text:p text:style-name="Code"><text:s text:c="4"/>t6.display();</text:p>
      <text:p text:style-name="Code"/>
      <text:p text:style-name="Code"><text:s text:c="4"/>// Demonstration of the operator += and +</text:p>
      <text:p text:style-name="Code"><text:s text:c="4"/>std::cout &lt;&lt; "\nAdding times with += operator:\n";</text:p>
      <text:p text:style-name="Code"><text:s text:c="4"/>t2 += t4;</text:p>
      <text:p text:style-name="Code"><text:s text:c="4"/>t2.display();</text:p>
      <text:p text:style-name="Code"/>
      <text:p text:style-name="Code"><text:s text:c="4"/>std::cout &lt;&lt; "\nAdding times with + operator:\n";</text:p>
      <text:p text:style-name="Code"><text:s text:c="4"/>Time t7 = t5 + t6;</text:p>
      <text:p text:style-name="Code"><text:s text:c="4"/>t7.display();</text:p>
      <text:p text:style-name="Code"/>
      <text:p text:style-name="Code"><text:s text:c="4"/>// Changing the reminder</text:p>
      <text:p text:style-name="Code"><text:s text:c="4"/>t3.setReminder("Updated meeting reminder");</text:p>
      <text:p text:style-name="Code"><text:s text:c="4"/>std::cout &lt;&lt; "\nTime with updated reminder:\n";</text:p>
      <text:p text:style-name="Code"><text:s text:c="4"/>t3.display();</text:p>
      <text:p text:style-name="Code"/>
      <text:p text:style-name="Code"><text:s text:c="4"/>return 0;</text:p>
      <text:p text:style-name="Code">}</text:p>
      <text:p text:style-name="Just_5f_Text"/>
      <text:p text:style-name="Just_5f_Text">Программа демонстрирует:</text:p>
      <text:list xml:id="list3786956465" text:style-name="L8">
        <text:list-item>
          <text:p text:style-name="P24">Инициализацию объектов;</text:p>
        </text:list-item>
        <text:list-item>
          <text:p text:style-name="P24"><text:soft-page-break/>Операцию сложения времени;</text:p>
        </text:list-item>
        <text:list-item>
          <text:p text:style-name="P24">Динамическое выделение и освобождение памяти.</text:p>
        </text:list-item>
      </text:list>
      <text:p text:style-name="P13"/>
      <text:h text:style-name="Heading_20_1" text:outline-level="1"><text:bookmark-start text:name="__RefHeading___Toc619_1946317688"/>Исходный код:<text:bookmark-end text:name="__RefHeading___Toc619_1946317688"/></text:h>
      <text:p text:style-name="Just_5f_Text">Файл Time.h:</text:p>
      <text:p text:style-name="Code">#pragma once</text:p>
      <text:p text:style-name="Code"/>
      <text:p text:style-name="Code">class Time {</text:p>
      <text:p text:style-name="Code">public:</text:p>
      <text:p text:style-name="Code"><text:s text:c="4"/>// Constructors</text:p>
      <text:p text:style-name="Code"><text:s text:c="4"/>Time();</text:p>
      <text:p text:style-name="Code"><text:s text:c="4"/>Time(int h, int m, int s);</text:p>
      <text:p text:style-name="Code"><text:s text:c="4"/>Time(int h, int m, int s, const char* rem);</text:p>
      <text:p text:style-name="Code"><text:s text:c="4"/>Time(const Time&amp; other);</text:p>
      <text:p text:style-name="Code"><text:s text:c="4"/>~Time();</text:p>
      <text:p text:style-name="Code"/>
      <text:p text:style-name="Code"><text:s text:c="4"/>// Setters</text:p>
      <text:p text:style-name="Code"><text:s text:c="4"/>Time&amp; setHours(int h);</text:p>
      <text:p text:style-name="Code"><text:s text:c="4"/>Time&amp; setMinutes(int m);</text:p>
      <text:p text:style-name="Code"><text:s text:c="4"/>Time&amp; setSeconds(int s);</text:p>
      <text:p text:style-name="Code"><text:s text:c="4"/>void setReminder(const char* rem);</text:p>
      <text:p text:style-name="Code"><text:s text:c="4"/>void setTime(int h, int m, int s);</text:p>
      <text:p text:style-name="Code"/>
      <text:p text:style-name="Code"><text:s text:c="4"/>// Getters</text:p>
      <text:p text:style-name="Code"><text:s text:c="4"/>int getHours() const;</text:p>
      <text:p text:style-name="Code"><text:s text:c="4"/>int getMinutes() const;</text:p>
      <text:p text:style-name="Code"><text:s text:c="4"/>int getSeconds() const;</text:p>
      <text:p text:style-name="Code"><text:s text:c="4"/>const char* getReminder() const;</text:p>
      <text:p text:style-name="Code"/>
      <text:p text:style-name="Code"><text:s text:c="4"/>Time&amp; operator+=(const Time&amp; other);</text:p>
      <text:p text:style-name="Code"><text:s text:c="4"/>Time operator+(const Time&amp; other) const;</text:p>
      <text:p text:style-name="Code"/>
      <text:p text:style-name="Code"><text:s text:c="4"/>void display() const;</text:p>
      <text:p text:style-name="Code"/>
      <text:p text:style-name="Code">private:</text:p>
      <text:p text:style-name="Code"><text:s text:c="4"/>int hours = 0;</text:p>
      <text:p text:style-name="Code"><text:s text:c="4"/>int minutes = 0;</text:p>
      <text:p text:style-name="Code"><text:s text:c="4"/>int seconds = 0;</text:p>
      <text:p text:style-name="Code"><text:s text:c="4"/>char* reminder;</text:p>
      <text:p text:style-name="Code">};</text:p>
      <text:p text:style-name="Code"/>
      <text:p text:style-name="Code">// Defining custom literals for seconds, minutes, and hours</text:p>
      <text:p text:style-name="Code">Time operator"" _sec(unsigned long long s);</text:p>
      <text:p text:style-name="Code">Time operator"" _min(unsigned long long m);</text:p>
      <text:p text:style-name="Code">Time operator"" _hour(unsigned long long h);</text:p>
      <text:p text:style-name="Just_5f_Text"/>
      <text:p text:style-name="P15">Файл Time.<text:span text:style-name="T11">cpp</text:span>:</text:p>
      <text:p text:style-name="Code">#include "Time.h"</text:p>
      <text:p text:style-name="Code"/>
      <text:p text:style-name="Code">#include &lt;cstring&gt;</text:p>
      <text:p text:style-name="Code">#include &lt;iomanip&gt;</text:p>
      <text:p text:style-name="Code">#include &lt;iostream&gt;</text:p>
      <text:p text:style-name="Code"/>
      <text:p text:style-name="Code"><text:soft-page-break/>/* ----------------------- Class Time Implementation ----------------------- */</text:p>
      <text:p text:style-name="Code">// Constructors</text:p>
      <text:p text:style-name="Code">Time::Time() : hours(0), minutes(0), seconds(0), reminder(nullptr) {</text:p>
      <text:p text:style-name="Code"><text:s text:c="4"/>reminder = new char[1];</text:p>
      <text:p text:style-name="Code"><text:s text:c="4"/>reminder[0] = '\0';</text:p>
      <text:p text:style-name="Code">}</text:p>
      <text:p text:style-name="Code"/>
      <text:p text:style-name="Code">Time::Time(int h, int m, int s)</text:p>
      <text:p text:style-name="Code"><text:s text:c="4"/>: hours(h), minutes(m), seconds(s), reminder(nullptr) {</text:p>
      <text:p text:style-name="Code"><text:s text:c="4"/>reminder = new char[1];</text:p>
      <text:p text:style-name="Code"><text:s text:c="4"/>reminder[0] = '\0';</text:p>
      <text:p text:style-name="Code">}</text:p>
      <text:p text:style-name="Code"/>
      <text:p text:style-name="Code">Time::Time(int h, int m, int s, const char* rem)</text:p>
      <text:p text:style-name="Code"><text:s text:c="4"/>: hours(h), minutes(m), seconds(s), reminder(nullptr) {</text:p>
      <text:p text:style-name="Code"><text:s text:c="4"/>reminder = new char[strlen(rem) + 1];</text:p>
      <text:p text:style-name="Code"><text:s text:c="4"/>strcpy(reminder, rem);</text:p>
      <text:p text:style-name="Code">}</text:p>
      <text:p text:style-name="Code"/>
      <text:p text:style-name="Code">Time::Time(const Time&amp; other)</text:p>
      <text:p text:style-name="Code"><text:s text:c="4"/>: hours(other.hours), minutes(other.minutes), seconds(other.seconds) {</text:p>
      <text:p text:style-name="Code"><text:s text:c="4"/>reminder = new char[strlen(other.reminder) + 1];</text:p>
      <text:p text:style-name="Code"><text:s text:c="4"/>strcpy(reminder, other.reminder);</text:p>
      <text:p text:style-name="Code">}</text:p>
      <text:p text:style-name="Code"/>
      <text:p text:style-name="Code">Time::~Time() { delete[] reminder; }</text:p>
      <text:p text:style-name="Code"/>
      <text:p text:style-name="Code">// Setters</text:p>
      <text:p text:style-name="Code">Time&amp; Time::setHours(int h) {</text:p>
      <text:p text:style-name="Code"><text:s text:c="4"/>hours = h;</text:p>
      <text:p text:style-name="Code"><text:s text:c="4"/>return *this;</text:p>
      <text:p text:style-name="Code">}</text:p>
      <text:p text:style-name="Code">Time&amp; Time::setMinutes(int m) {</text:p>
      <text:p text:style-name="Code"><text:s text:c="4"/>minutes = m;</text:p>
      <text:p text:style-name="Code"><text:s text:c="4"/>return *this;</text:p>
      <text:p text:style-name="Code">}</text:p>
      <text:p text:style-name="Code">Time&amp; Time::setSeconds(int s) {</text:p>
      <text:p text:style-name="Code"><text:s text:c="4"/>seconds = s;</text:p>
      <text:p text:style-name="Code"><text:s text:c="4"/>return *this;</text:p>
      <text:p text:style-name="Code">}</text:p>
      <text:p text:style-name="Code"/>
      <text:p text:style-name="Code">void Time::setReminder(const char* rem) {</text:p>
      <text:p text:style-name="Code"><text:s text:c="4"/>delete[] reminder;</text:p>
      <text:p text:style-name="Code"><text:s text:c="4"/>reminder = new char[strlen(rem) + 1];</text:p>
      <text:p text:style-name="Code"><text:s text:c="4"/>strcpy(reminder, rem);</text:p>
      <text:p text:style-name="Code">}</text:p>
      <text:p text:style-name="Code"/>
      <text:p text:style-name="Code">void Time::setTime(int h, int m, int s) {</text:p>
      <text:p text:style-name="Code"><text:s text:c="4"/>this-&gt;setHours(h).setMinutes(m).setSeconds(s);</text:p>
      <text:p text:style-name="Code">}</text:p>
      <text:p text:style-name="Code"/>
      <text:p text:style-name="Code">// Getters</text:p>
      <text:p text:style-name="Code">int Time::getHours() const { return hours; }</text:p>
      <text:p text:style-name="Code">int Time::getMinutes() const { return minutes; }</text:p>
      <text:p text:style-name="Code">int Time::getSeconds() const { return seconds; }</text:p>
      <text:p text:style-name="Code">const char* Time::getReminder() const { return reminder; }</text:p>
      <text:p text:style-name="Code"/>
      <text:p text:style-name="Code">Time&amp; Time::operator+=(const Time&amp; other) {</text:p>
      <text:p text:style-name="Code"><text:s text:c="4"/>int total_seconds = (hours + other.hours) * 3600 +</text:p>
      <text:p text:style-name="Code"><text:soft-page-break/><text:s text:c="24"/>(minutes + other.minutes) * 60 +</text:p>
      <text:p text:style-name="Code"><text:s text:c="24"/>(seconds + other.seconds);</text:p>
      <text:p text:style-name="Code"><text:s text:c="4"/>hours = total_seconds / 3600;</text:p>
      <text:p text:style-name="Code"><text:s text:c="4"/>minutes = (total_seconds % 3600) / 60;</text:p>
      <text:p text:style-name="Code"><text:s text:c="4"/>seconds = total_seconds % 60;</text:p>
      <text:p text:style-name="Code"><text:s text:c="4"/>return *this;</text:p>
      <text:p text:style-name="Code">}</text:p>
      <text:p text:style-name="Code"/>
      <text:p text:style-name="Code">Time Time::operator+(const Time&amp; other) const {</text:p>
      <text:p text:style-name="Code"><text:s text:c="4"/>Time result = *this;</text:p>
      <text:p text:style-name="Code"><text:s text:c="4"/>return result += other;</text:p>
      <text:p text:style-name="Code">}</text:p>
      <text:p text:style-name="Code"/>
      <text:p text:style-name="Code">void Time::display() const {</text:p>
      <text:p text:style-name="Code"><text:s text:c="4"/>std::cout &lt;&lt; "Time: " &lt;&lt; std::setfill('0') &lt;&lt; std::setw(2) &lt;&lt; hours &lt;&lt; ":"</text:p>
      <text:p text:style-name="Code"><text:s text:c="14"/>&lt;&lt; std::setfill('0') &lt;&lt; std::setw(2) &lt;&lt; minutes &lt;&lt; ":"</text:p>
      <text:p text:style-name="Code"><text:s text:c="14"/>&lt;&lt; std::setfill('0') &lt;&lt; std::setw(2) &lt;&lt; seconds &lt;&lt; "\n";</text:p>
      <text:p text:style-name="Code"><text:s text:c="4"/>std::cout &lt;&lt; "Reminder: " &lt;&lt; (strlen(reminder) ? reminder : "None") &lt;&lt; "\n";</text:p>
      <text:p text:style-name="Code">}</text:p>
      <text:p text:style-name="Code"/>
      <text:p text:style-name="Code">// Defining custom literals for seconds, minutes, and hours</text:p>
      <text:p text:style-name="Code">Time operator"" _sec(unsigned long long s) {</text:p>
      <text:p text:style-name="Code"><text:s text:c="4"/>return Time(0, 0, static_cast&lt;int&gt;(s));</text:p>
      <text:p text:style-name="Code">}</text:p>
      <text:p text:style-name="Code"/>
      <text:p text:style-name="Code">Time operator"" _min(unsigned long long m) {</text:p>
      <text:p text:style-name="Code"><text:s text:c="4"/>return Time(0, static_cast&lt;int&gt;(m), 0);</text:p>
      <text:p text:style-name="Code">}</text:p>
      <text:p text:style-name="Code"/>
      <text:p text:style-name="Code">Time operator"" _hour(unsigned long long h) {</text:p>
      <text:p text:style-name="Code"><text:s text:c="4"/>return Time(static_cast&lt;int&gt;(h), 0, 0);</text:p>
      <text:p text:style-name="Code">}</text:p>
      <text:p text:style-name="Just_5f_Text"/>
      <text:h text:style-name="Heading_20_1" text:outline-level="1"><text:bookmark-start text:name="__RefHeading___Toc621_1946317688"/><text:span text:style-name="T7">Выводы</text:span><text:span text:style-name="T6">:</text:span><text:bookmark-end text:name="__RefHeading___Toc621_1946317688"/></text:h>
      <text:p text:style-name="Just_5f_Text">В ходе выполнения лабораторной работы были изучены:</text:p>
      <text:list xml:id="list3785875632" text:style-name="L9">
        <text:list-item>
          <text:p text:style-name="P25">Механизмы создания и использования классов в языке C++;</text:p>
        </text:list-item>
        <text:list-item>
          <text:p text:style-name="P25">Особенности конструкторов и деструкторов;</text:p>
        </text:list-item>
        <text:list-item>
          <text:p text:style-name="P25">Перегрузка операторов для работы с объектами;</text:p>
        </text:list-item>
        <text:list-item>
          <text:p text:style-name="P25">Динамическое выделение и освобождение памяти для строковых полей класса.</text:p>
        </text:list-item>
      </text:list>
      <text:p text:style-name="P16">Работа показала важность правильного управления памятью при работе с динамическими данными, что предотвращает утечки памяти и ошибки работы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333333"/>
      <style:paragraph-properties fo:margin-left="0.5in" fo:margin-right="0.25in" fo:line-height="100%" style:register-true="true" fo:text-indent="0in" style:auto-text-indent="false" style:page-number="auto" fo:background-color="#333333" fo:padding="0.0201in" fo:border="0.51pt solid #111111">
        <style:tab-stops/>
      </style:paragraph-properties>
      <style:text-properties fo:color="#ffffff" loext:opacity="100%" style:font-name="Courier New" fo:font-family="'Courier New'" style:font-style-name="Regular" style:font-family-generic="modern" style:font-pitch="fixed" fo:background-color="transparent"/>
    </style:style>
    <style:style style:name="Just_5f_Text" style:display-name="Just_Text" style:family="paragraph" style:parent-style-name="Preformatted_20_Text">
      <style:paragraph-properties fo:line-height="150%"/>
      <style:text-properties style:font-name="Times New Roman3" fo:font-family="'Times New Roman'" style:font-style-name="Regular" style:font-family-generic="roman" style:font-pitch="variable" fo:font-size="12pt" fo:language="ru" fo:country="RU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loext:graphic-properties draw:fill="solid" draw:fill-color="#ffffff"/>
      <style:paragraph-properties fo:margin-left="0in" fo:margin-right="0in" fo:text-indent="0in" style:auto-text-indent="false" style:page-number="auto" fo:background-color="#ffffff" text:number-lines="false" text:line-number="0">
        <style:tab-stops/>
      </style:paragraph-properties>
      <style:text-properties fo:color="#000000" loext:opacity="100%" style:font-name="Times New Roman2" fo:font-family="'Times New Roman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14pt" fo:language="ru" fo:country="RU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6.5in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language="ru" fo:country="RU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3" fo:font-family="'Times New Roman'" style:font-style-name="Regular" style:font-family-generic="roman" style:font-pitch="variable" fo:language="ru" fo:country="RU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b8468" officeooo:paragraph-rsid="003b8468"/>
    </style:style>
    <style:page-layout style:name="Mpm1">
      <style:page-layout-properties fo:page-width="8.2701in" fo:page-height="11.6902in" style:num-format="1" style:print-orientation="portrait" fo:margin-top="0.7902in" fo:margin-bottom="0.7902in" fo:margin-left="1.179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8:14:08.314861231</meta:creation-date>
    <dc:date>2024-10-04T23:17:39.583796365</dc:date>
    <meta:editing-duration>PT19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9" meta:paragraph-count="262" meta:word-count="1259" meta:character-count="9627" meta:non-whitespace-character-count="8113"/>
  </office:meta>
</office:document-meta>
</file>